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7.602cm"/>
    </style:style>
    <style:style style:name="co9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[titre]</text:p>
          </table:table-cell>
          <table:table-cell table:number-columns-repeated="7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De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anquement a l'obligation de presence</text:p>
          </table:table-cell>
          <table:table-cell table:style-name="ce1" office:value-type="string">
            <text:p>Sous Responsabilite E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3" office:value-type="string">
            <text:p>[saisie_col.getEleve.getClasseNomComplet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ManquementObligationPresenceDescription]</text:p>
          </table:table-cell>
          <table:table-cell table:style-name="ce4" office:value-type="string">
            <text:p>[saisie_col.getSous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4/08/2010</text:date>, <text:time>14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4T14:58:09</dc:date>
    <meta:editing-cycles>40</meta:editing-cycles>
    <meta:editing-duration>PT01H30M53S</meta:editing-duration>
    <dc:creator>Josselin Jacquard</dc:creator>
    <meta:document-statistic meta:table-count="2" meta:cell-count="19" meta:object-count="0"/>
    <meta:user-defined meta:name="Info 1"/>
    <meta:user-defined meta:name="Info 2"/>
    <meta:user-defined meta:name="Info 3"/>
    <meta:user-defined meta:name="Info 4"/>
  </office:meta>
</office:document-meta>
</file>